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aab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aab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aab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aab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aab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aab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aab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aab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aab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aab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aab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aab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aab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aab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aab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aab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aab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os Raul Hernández Ru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anta Bárba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7537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Augusto Ruz Ru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573719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7.0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4" meta:non-whitespace-character-count="996"/>
    <meta:template xlink:type="simple" xlink:actuate="onRequest" xlink:title="Normal" xlink:href=""/>
  </office:meta>
</office:document-meta>
</file>